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8FFFCFD6CB374F3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d83" officeooo:paragraph-rsid="00009d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8882in, 0.00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</text:p>
      <text:p text:style-name="P1"><draw:frame draw:style-name="fr1" draw:name="Image1" text:anchor-type="char" svg:x="-0.4in" svg:y="0.3854in" svg:width="7.3681in" svg:height="4.6992in" draw:z-index="0"><draw:image xlink:href="Pictures/100000010000078000000418FFFCFD6CB374F3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8:02:00.343573195</meta:creation-date>
    <meta:generator>LibreOffice/7.3.6.2$Linux_X86_64 LibreOffice_project/30$Build-2</meta:generator>
    <dc:date>2022-11-17T09:40:44.217974622</dc:date>
    <meta:editing-duration>PT8M10S</meta:editing-duration>
    <meta:editing-cycles>3</meta:editing-cycles>
    <meta:document-statistic meta:table-count="0" meta:image-count="1" meta:object-count="0" meta:page-count="1" meta:paragraph-count="1" meta:word-count="1" meta:character-count="2" meta:non-whitespace-character-count="2"/>
  </office:meta>
</office:document-meta>
</file>